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fo:font-size="16pt" style:font-size-asian="16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5" style:parent-style-name="Sansinterligne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Wingdings" style:font-name-asian="Wingdings" style:font-name-complex="Wingdings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P8" style:parent-style-name="Sansinterligne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9" style:parent-style-name="Sansinterligne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10" style:parent-style-name="Sansinterligne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11" style:parent-style-name="Sansinterligne" style:family="paragraph">
      <style:text-properties fo:font-size="12pt" style:font-size-asian="12pt"/>
    </style:style>
    <style:style style:name="P12" style:parent-style-name="Sansinterligne" style:family="paragraph">
      <style:text-properties fo:font-size="12pt" style:font-size-asian="12pt"/>
    </style:style>
    <style:style style:name="P13" style:parent-style-name="Sansinterligne" style:family="paragraph">
      <style:text-properties fo:font-size="12pt" style:font-size-asian="12pt"/>
    </style:style>
    <style:style style:name="P14" style:parent-style-name="Sansinterligne" style:family="paragraph">
      <style:text-properties fo:font-size="12pt" style:font-size-asian="12pt"/>
    </style:style>
    <style:style style:name="P15" style:parent-style-name="Sansinterligne" style:family="paragraph">
      <style:text-properties fo:font-size="12pt" style:font-size-asian="12pt"/>
    </style:style>
    <style:style style:name="P16" style:parent-style-name="Sansinterligne" style:family="paragraph">
      <style:text-properties fo:font-size="12pt" style:font-size-asian="12pt"/>
    </style:style>
    <style:style style:name="T17" style:parent-style-name="Policepardéfaut" style:family="text">
      <style:text-properties fo:font-size="12pt" style:font-size-asian="12pt"/>
    </style:style>
  </office:automatic-styles>
  <office:body>
    <office:text text:use-soft-page-breaks="true">
      <text:p text:style-name="P1">SIO SUPPORT</text:p>
      <text:p text:style-name="Sansinterligne"/>
      <text:p text:style-name="Sansinterligne"/>
      <text:p text:style-name="Sansinterligne"><text:span text:style-name="T2">Système d’info</text:span><text:span text:style-name="T3">rmation</text:span><text:span text:style-name="T4"> :</text:span><text:s/>ensemble d’éléments en interaction dynamique organisé en fonction d’un but.</text:p>
      <text:p text:style-name="Sansinterligne"/>
      <text:p text:style-name="P5">Système :<text:s/></text:p>
      <text:p text:style-name="Sansinterligne">3 éléments : Entrées<text:s/><text:span text:style-name="T6"></text:span><text:s/>Traitements<text:s/><text:span text:style-name="T7"></text:span><text:s/>Sorties</text:p>
      <text:p text:style-name="Sansinterligne"/>
      <text:p text:style-name="P8">Information :</text:p>
      <text:p text:style-name="Sansinterligne">-Essentielle pour le fonctionnement des organisations<text:s/></text:p>
      <text:p text:style-name="Sansinterligne">-Ceux qui détiennent l’information, détiennent le pouvoir</text:p>
      <text:p text:style-name="Sansinterligne">-Préoccupations quotidiennes des DSI</text:p>
      <text:p text:style-name="Sansinterligne">-La société actuelle, produit beaucoup d’information</text:p>
      <text:p text:style-name="Sansinterligne"/>
      <text:p text:style-name="P9">Déf Information :<text:s/></text:p>
      <text:p text:style-name="Sansinterligne">­-<text:s/>Représente une imagine des objets et des faits (symbole)</text:p>
      <text:p text:style-name="Sansinterligne">-<text:s/>Corrige ou confirme l’idée qu’on s’en faisait</text:p>
      <text:p text:style-name="Sansinterligne">-<text:s/>Réduit l’incertitude lors de prise de décision</text:p>
      <text:p text:style-name="Sansinterligne"/>
      <text:p text:style-name="P10">Le coût de l’information :</text:p>
      <text:p text:style-name="P11">­- La création<text:s/></text:p>
      <text:p text:style-name="P12">- L’acquisition</text:p>
      <text:p text:style-name="P13">- Le traitement</text:p>
      <text:p text:style-name="P14">- La diffusion</text:p>
      <text:p text:style-name="P15">- La conservation</text:p>
      <text:p text:style-name="P16">- La mise à jour<text:s/></text:p>
      <text:p text:style-name="Sansinterligne"><text:span text:style-name="T17">- La destruc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17T07:14:00Z</meta:creation-date>
    <dc:date>2020-09-17T09:03:00Z</dc:date>
    <meta:template xlink:href="Normal" xlink:type="simple"/>
    <meta:editing-cycles>1</meta:editing-cycles>
    <meta:editing-duration>PT6540S</meta:editing-duration>
    <meta:document-statistic meta:page-count="1" meta:paragraph-count="1" meta:word-count="109" meta:character-count="709" meta:row-count="5" meta:non-whitespace-character-count="601"/>
  </office:meta>
</office:document-meta>
</file>